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F" svg:font-family="" style:font-family-generic="roman"/>
    <style:font-face style:name="Times New Roman" svg:font-family="'Times New Roman'" style:font-family-generic="roman"/>
    <style:font-face style:name="Liberation Sans1" svg:font-family="'Liberation Sans', 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BA/</text:p>
          </table:table-cell>
          <table:table-cell office:value-type="string" calcext:value-type="string">
            <text:p>BAE SYSTEMS PLC</text:p>
          </table:table-cell>
          <table:table-cell office:value-type="string" calcext:value-type="string">
            <text:p>Aerospace/Defen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SBA</text:p>
          </table:table-cell>
          <table:table-cell office:value-type="string" calcext:value-type="string">
            <text:p>HSBC</text:p>
          </table:table-cell>
          <table:table-cell office:value-type="string" calcext:value-type="string">
            <text:p>Bank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ML</text:p>
          </table:table-cell>
          <table:table-cell office:value-type="string" calcext:value-type="string">
            <text:p>Old mutual</text:p>
          </table:table-cell>
          <table:table-cell office:value-type="string" calcext:value-type="string">
            <text:p>Diversified Finan Ser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CP</text:p>
          </table:table-cell>
          <table:table-cell office:value-type="string" calcext:value-type="string">
            <text:p>INTERMEDIATE CAPITAL GROUP</text:p>
          </table:table-cell>
          <table:table-cell office:value-type="string" calcext:value-type="string">
            <text:p>Diversified Finan Ser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AP</text:p>
          </table:table-cell>
          <table:table-cell office:value-type="string" calcext:value-type="string">
            <text:p>ICAP PLC</text:p>
          </table:table-cell>
          <table:table-cell office:value-type="string" calcext:value-type="string">
            <text:p>Diversified Finan Ser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LN</text:p>
          </table:table-cell>
          <table:table-cell office:value-type="string" calcext:value-type="string">
            <text:p>CARILLION PLC</text:p>
          </table:table-cell>
          <table:table-cell office:value-type="string" calcext:value-type="string">
            <text:p>Engineering&amp;Construc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CG</text:p>
          </table:table-cell>
          <table:table-cell office:value-type="string" calcext:value-type="string">
            <text:p>DAIRY CREST GROUP PLC</text:p>
          </table:table-cell>
          <table:table-cell office:value-type="string" calcext:value-type="string">
            <text:p>Foo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SK</text:p>
          </table:table-cell>
          <table:table-cell office:value-type="string" calcext:value-type="string">
            <text:p>GLAXOSMITHKLINE</text:p>
          </table:table-cell>
          <table:table-cell office:value-type="string" calcext:value-type="string">
            <text:p>Pharmaceutica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CRE</text:p>
          </table:table-cell>
          <table:table-cell office:value-type="string" calcext:value-type="string">
            <text:p>F&amp;C UK REAL ESTATE</text:p>
          </table:table-cell>
          <table:table-cell office:value-type="string" calcext:value-type="string">
            <text:p>Propert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OB</text:p>
          </table:table-cell>
          <table:table-cell office:value-type="string" calcext:value-type="string">
            <text:p>STOBART</text:p>
          </table:table-cell>
          <table:table-cell office:value-type="string" calcext:value-type="string">
            <text:p>Transport-Servic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MS</text:p>
          </table:table-cell>
          <table:table-cell office:value-type="string" calcext:value-type="string">
            <text:p>Braemar Shipping Services Plc Ord 10p</text:p>
          </table:table-cell>
          <table:table-cell office:value-type="string" calcext:value-type="string">
            <text:p>Transportation</text:p>
          </table:table-cell>
          <table:table-cell table:number-columns-repeated="9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2"/>
          <table:table-cell office:value-type="float" office:value="2.01" calcext:value-type="float">
            <text:p>2.0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8]/[.C19]" office:value-type="float" office:value="0.134" calcext:value-type="float">
            <text:p>0.134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formula="of:=0.85*45" office:value-type="float" office:value="38.25" calcext:value-type="float">
            <text:p>38.25</text:p>
          </table:table-cell>
          <table:table-cell table:formula="of:=[.C23]/[.$C$27]" office:value-type="float" office:value="0.375921375921376" calcext:value-type="float">
            <text:p>0.375921375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3.5" calcext:value-type="float">
            <text:p>53.5</text:p>
          </table:table-cell>
          <table:table-cell table:formula="of:=[.C24]/[.$C$27]" office:value-type="float" office:value="0.525798525798526" calcext:value-type="float">
            <text:p>0.525798525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[.C25]/[.$C$27]" office:value-type="float" office:value="0.0982800982800983" calcext:value-type="float">
            <text:p>0.0982800983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formula="of:=SUM([.C23:.C25])" office:value-type="float" office:value="101.75" calcext:value-type="float">
            <text:p>101.75</text:p>
          </table:table-cell>
          <table:table-cell table:number-columns-repeated="9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4"/>
          <table:table-cell table:formula="of:=350/0.08" office:value-type="float" office:value="4375" calcext:value-type="float">
            <text:p>4375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formula="of:=500/0.07" office:value-type="float" office:value="7142.85714285714" calcext:value-type="float">
            <text:p>7142.8571428572</text:p>
          </table:table-cell>
          <table:table-cell/>
          <table:table-cell table:formula="of:=350/0.0313" office:value-type="float" office:value="11182.1086261981" calcext:value-type="float">
            <text:p>11182.1086261981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350/0.07" office:value-type="float" office:value="5000" calcext:value-type="float">
            <text:p>5000</text:p>
          </table:table-cell>
          <table:table-cell table:number-columns-repeated="3"/>
          <table:table-cell table:style-name="ce1" office:value-type="string" calcext:value-type="string">
            <text:p>0.9867 and 1.067 = -0.08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500/0.3" office:value-type="float" office:value="1666.66666666667" calcext:value-type="float">
            <text:p>1666.6666666667</text:p>
          </table:table-cell>
          <table:table-cell table:number-columns-repeated="3"/>
          <table:table-cell table:formula="of:=1.067-[.G37]" office:value-type="float" office:value="0.0401499999999999" calcext:value-type="float">
            <text:p>0.04015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350/0.25" office:value-type="float" office:value="1400" calcext:value-type="float">
            <text:p>1400</text:p>
          </table:table-cell>
          <table:table-cell/>
          <table:table-cell table:formula="of:=AVERAGE(0.9867; 1.067)" office:value-type="float" office:value="1.02685" calcext:value-type="float">
            <text:p>1.02685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500/0.125" office:value-type="float" office:value="4000" calcext:value-type="float">
            <text:p>4000</text:p>
          </table:table-cell>
          <table:table-cell/>
          <table:table-cell table:formula="of:=0.9867-[.G37]" office:value-type="float" office:value="-0.04015" calcext:value-type="float">
            <text:p>-0.04015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350/0.0625" office:value-type="float" office:value="5600" calcext:value-type="float">
            <text:p>5600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6"/>
          <table:table-cell office:value-type="float" office:value="513" calcext:value-type="float">
            <text:p>513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350/0.25" office:value-type="float" office:value="1400" calcext:value-type="float">
            <text:p>1400</text:p>
          </table:table-cell>
          <table:table-cell/>
          <table:table-cell office:value-type="float" office:value="445" calcext:value-type="float">
            <text:p>445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[.G42]-[.G43]"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[.G44]/400" office:value-type="float" office:value="0.17" calcext:value-type="float">
            <text:p>0.17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500/0.083" office:value-type="float" office:value="6024.09638554217" calcext:value-type="float">
            <text:p>6024.0963855422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table:formula="of:=350/0.25" office:value-type="float" office:value="1400" calcext:value-type="float">
            <text:p>1400</text:p>
          </table:table-cell>
          <table:table-cell table:number-columns-repeated="7"/>
        </table:table-row>
        <table:table-row table:style-name="ro1" table:number-rows-repeated="8">
          <table:table-cell table:number-columns-repeated="12"/>
        </table:table-row>
        <table:table-row table:style-name="ro2">
          <table:table-cell table:number-columns-repeated="6"/>
          <table:table-cell table:style-name="ce1" office:value-type="string" calcext:value-type="string">
            <text:p>1.92% / 6.5% = 0.30 for bonds and 2.01% / 15% = 0.13 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office:value-type="float" office:value="2.6" calcext:value-type="float">
            <text:p>2.6</text:p>
          </table:table-cell>
          <table:table-cell office:value-type="float" office:value="2.01" calcext:value-type="float">
            <text:p>2.0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6.5" calcext:value-type="float">
            <text:p>6.5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formula="of:=[.G60]/[.G61]" office:value-type="float" office:value="0.4" calcext:value-type="float">
            <text:p>0.4</text:p>
          </table:table-cell>
          <table:table-cell table:formula="of:=[.H60]/[.H61]" office:value-type="float" office:value="0.134" calcext:value-type="float">
            <text:p>0.134</text:p>
          </table:table-cell>
          <table:table-cell/>
          <table:table-cell table:formula="of:=AVERAGE([.G63:.H63])" office:value-type="float" office:value="0.267" calcext:value-type="float">
            <text:p>0.267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63]-[.J63]" office:value-type="float" office:value="0.133" calcext:value-type="float">
            <text:p>0.133</text:p>
          </table:table-cell>
          <table:table-cell table:formula="of:=[.H63]-[.J63]" office:value-type="float" office:value="-0.133" calcext:value-type="float">
            <text:p>-0.133</text:p>
          </table:table-cell>
          <table:table-cell table:number-columns-repeated="4"/>
        </table:table-row>
        <table:table-row table:style-name="ro1" table:number-rows-repeated="89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Out[80]: 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AUSTRALIA <text:s text:c="6"/>3.326653e-04</text:p>
          </table:table-cell>
          <table:table-cell table:number-columns-repeated="2"/>
          <table:table-cell office:value-type="float" office:value="3.326" calcext:value-type="float">
            <text:p>3.326</text:p>
          </table:table-cell>
          <table:table-cell table:formula="of:=1/10000" office:value-type="float" office:value="0.0001" calcext:value-type="float">
            <text:p>0.000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HONG_KONG <text:s text:c="6"/>3.879142e-02</text:p>
          </table:table-cell>
          <table:table-cell table:number-columns-repeated="3"/>
          <table:table-cell table:formula="of:=1/100" office:value-type="float" office:value="0.01" calcext:value-type="float">
            <text:p>0.0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JAPAN <text:s text:c="10"/>8.208032e-02</text:p>
          </table:table-cell>
          <table:table-cell table:number-columns-repeated="3"/>
          <table:table-cell table:formula="of:=1/100" office:value-type="float" office:value="0.01" calcext:value-type="float">
            <text:p>0.0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NEW_ZEALAND <text:s text:c="4"/>1.107263e-04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INGAPORE <text:s text:c="5"/>-2.478343e-18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AUSTRIA <text:s text:c="8"/>2.386893e-19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BELGIUM <text:s text:c="8"/>9.796266e-04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FINLAND <text:s text:c="8"/>2.580738e-01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FRANCE <text:s text:c="9"/>4.736691e-04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GERMANY <text:s text:c="8"/>2.301534e-05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IRELAND <text:s text:c="8"/>8.104242e-03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ISRAEL <text:s text:c="9"/>5.138275e-02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ITALY <text:s text:c="10"/>1.440434e-02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NETHERLANDS <text:s text:c="3"/>-2.716407e-18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NORWAY <text:s text:c="9"/>1.054051e-04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PORTUGAL <text:s text:c="7"/>4.664375e-03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PAIN <text:s text:c="10"/>1.089076e-04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WEDEN <text:s text:c="8"/>-3.802825e-18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WITZERLAND <text:s text:c="4"/>2.445641e-03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UK <text:s text:c="13"/>9.995193e-03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CHINA <text:s text:c="10"/>1.187297e-02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INDIA <text:s text:c="10"/>3.552139e-03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INDONESIA <text:s text:c="6"/>8.405734e-02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KOREA <text:s text:c="10"/>1.141045e-02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MALAYSIA <text:s text:c="7"/>1.058230e-02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PHILLIPINES <text:s text:c="4"/>8.457894e-03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TAIWAN <text:s text:c="9"/>5.939710e-02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THAILAND <text:s text:c="7"/>1.358521e-03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CZECH <text:s text:c="10"/>1.013420e-02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EGYPT <text:s text:c="10"/>2.191030e-02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GREECE <text:s text:c="9"/>5.563296e-02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HUNGARY <text:s text:c="8"/>4.518106e-05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POLAND <text:s text:c="9"/>2.870413e-02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QATAR <text:s text:c="10"/>3.691904e-02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RUSSIA <text:s text:c="9"/>6.771482e-03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OUTH_AFRICA <text:s text:c="2"/>-9.403436e-19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TURKEY <text:s text:c="9"/>7.523262e-02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UAE <text:s text:c="12"/>1.542895e-02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BRAZIL <text:s text:c="9"/>3.249373e-02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CHILE <text:s text:c="10"/>1.973823e-03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COLOMBIA <text:s text:c="7"/>4.245730e-02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MEXICO <text:s text:c="9"/>1.465480e-03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PERU <text:s text:c="11"/>7.380614e-03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USA <text:s text:c="12"/>6.853745e-04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CANADA <text:s text:c="8"/>-2.720006e-18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Name: 2016-04-28 23:59:59, dtype: float64</text:p>
          </table:table-cell>
          <table:table-cell table:number-columns-repeated="4"/>
        </table:table-row>
        <table:table-row table:style-name="ro1" table:number-rows-repeated="50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0.0025333272580169686,</text:p>
          </table:table-cell>
          <table:table-cell office:value-type="string" calcext:value-type="string">
            <text:p>AUSTRALIA <text:s text:c="6"/>0.0003</text:p>
          </table:table-cell>
          <table:table-cell/>
          <table:table-cell table:formula="of:=LEFT([.G251];7)" office:value-type="string" office:string-value="0.00253" calcext:value-type="string">
            <text:p>0.00253</text:p>
          </table:table-cell>
          <table:table-cell table:formula="of:=VALUE([.J251])" office:value-type="float" office:value="0.00253" calcext:value-type="float">
            <text:p>0.00253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0.0011657640757873524,</text:p>
          </table:table-cell>
          <table:table-cell office:value-type="string" calcext:value-type="string">
            <text:p>HONG_KONG <text:s text:c="6"/>0.0388</text:p>
          </table:table-cell>
          <table:table-cell/>
          <table:table-cell table:formula="of:=LEFT([.G252];7)" office:value-type="string" office:string-value=" 0.0011" calcext:value-type="string">
            <text:p><text:s/>0.0011</text:p>
          </table:table-cell>
          <table:table-cell table:formula="of:=VALUE([.J252])" office:value-type="float" office:value="0.0011" calcext:value-type="float">
            <text:p>0.0011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0.020794351913986459,</text:p>
          </table:table-cell>
          <table:table-cell office:value-type="string" calcext:value-type="string">
            <text:p>JAPAN <text:s text:c="10"/>0.0821</text:p>
          </table:table-cell>
          <table:table-cell/>
          <table:table-cell table:formula="of:=LEFT([.G253];7)" office:value-type="string" office:string-value=" 0.0207" calcext:value-type="string">
            <text:p><text:s/>0.0207</text:p>
          </table:table-cell>
          <table:table-cell table:formula="of:=VALUE([.J253])" office:value-type="float" office:value="0.0207" calcext:value-type="float">
            <text:p>0.0207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0.0018732299194295996,</text:p>
          </table:table-cell>
          <table:table-cell office:value-type="string" calcext:value-type="string">
            <text:p>NEW_ZEALAND <text:s text:c="4"/>0.0001</text:p>
          </table:table-cell>
          <table:table-cell/>
          <table:table-cell table:formula="of:=LEFT([.G254];7)" office:value-type="string" office:string-value=" 0.0018" calcext:value-type="string">
            <text:p><text:s/>0.0018</text:p>
          </table:table-cell>
          <table:table-cell table:formula="of:=VALUE([.J254])" office:value-type="float" office:value="0.0018" calcext:value-type="float">
            <text:p>0.0018</text:p>
          </table:table-cell>
          <table:table-cell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SINGAPORE <text:s text:c="5"/>-0.0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VALUE([.J25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0.0024915467963921166,</text:p>
          </table:table-cell>
          <table:table-cell office:value-type="string" calcext:value-type="string">
            <text:p>AUSTRIA <text:s text:c="8"/>0.0000</text:p>
          </table:table-cell>
          <table:table-cell/>
          <table:table-cell table:formula="of:=LEFT([.G256];7)" office:value-type="string" office:string-value=" 0.0024" calcext:value-type="string">
            <text:p><text:s/>0.0024</text:p>
          </table:table-cell>
          <table:table-cell table:formula="of:=VALUE([.J256])" office:value-type="float" office:value="0.0024" calcext:value-type="float">
            <text:p>0.0024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0.0041582726781230848,</text:p>
          </table:table-cell>
          <table:table-cell office:value-type="string" calcext:value-type="string">
            <text:p>BELGIUM <text:s text:c="8"/>0.0010</text:p>
          </table:table-cell>
          <table:table-cell/>
          <table:table-cell table:formula="of:=LEFT([.G257];7)" office:value-type="string" office:string-value=" 0.0041" calcext:value-type="string">
            <text:p><text:s/>0.0041</text:p>
          </table:table-cell>
          <table:table-cell table:formula="of:=VALUE([.J257])" office:value-type="float" office:value="0.0041" calcext:value-type="float">
            <text:p>0.0041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0.26431716676345551,</text:p>
          </table:table-cell>
          <table:table-cell office:value-type="string" calcext:value-type="string">
            <text:p>FINLAND <text:s text:c="8"/>0.2581</text:p>
          </table:table-cell>
          <table:table-cell/>
          <table:table-cell table:formula="of:=LEFT([.G258];7)" office:value-type="string" office:string-value=" 0.2643" calcext:value-type="string">
            <text:p><text:s/>0.2643</text:p>
          </table:table-cell>
          <table:table-cell table:formula="of:=VALUE([.J258])" office:value-type="float" office:value="0.2643" calcext:value-type="float">
            <text:p>0.2643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0.017665562090166759,</text:p>
          </table:table-cell>
          <table:table-cell office:value-type="string" calcext:value-type="string">
            <text:p>FRANCE <text:s text:c="9"/>0.0005</text:p>
          </table:table-cell>
          <table:table-cell/>
          <table:table-cell table:formula="of:=LEFT([.G259];7)" office:value-type="string" office:string-value=" 0.0176" calcext:value-type="string">
            <text:p><text:s/>0.0176</text:p>
          </table:table-cell>
          <table:table-cell table:formula="of:=VALUE([.J259])" office:value-type="float" office:value="0.0176" calcext:value-type="float">
            <text:p>0.0176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0.012536593379482031,</text:p>
          </table:table-cell>
          <table:table-cell office:value-type="string" calcext:value-type="string">
            <text:p>GERMANY <text:s text:c="8"/>0.0000</text:p>
          </table:table-cell>
          <table:table-cell/>
          <table:table-cell table:formula="of:=LEFT([.G260];7)" office:value-type="string" office:string-value=" 0.0125" calcext:value-type="string">
            <text:p><text:s/>0.0125</text:p>
          </table:table-cell>
          <table:table-cell table:formula="of:=VALUE([.J260])" office:value-type="float" office:value="0.0125" calcext:value-type="float">
            <text:p>0.0125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0.034505182434035025,</text:p>
          </table:table-cell>
          <table:table-cell office:value-type="string" calcext:value-type="string">
            <text:p>IRELAND <text:s text:c="8"/>0.0081</text:p>
          </table:table-cell>
          <table:table-cell/>
          <table:table-cell table:formula="of:=LEFT([.G261];7)" office:value-type="string" office:string-value=" 0.0345" calcext:value-type="string">
            <text:p><text:s/>0.0345</text:p>
          </table:table-cell>
          <table:table-cell table:formula="of:=VALUE([.J261])" office:value-type="float" office:value="0.0345" calcext:value-type="float">
            <text:p>0.0345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0.080579170030552524,</text:p>
          </table:table-cell>
          <table:table-cell office:value-type="string" calcext:value-type="string">
            <text:p>ISRAEL <text:s text:c="9"/>0.0514</text:p>
          </table:table-cell>
          <table:table-cell/>
          <table:table-cell table:formula="of:=LEFT([.G262];7)" office:value-type="string" office:string-value=" 0.0805" calcext:value-type="string">
            <text:p><text:s/>0.0805</text:p>
          </table:table-cell>
          <table:table-cell table:formula="of:=VALUE([.J262])" office:value-type="float" office:value="0.0805" calcext:value-type="float">
            <text:p>0.0805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0.0091347448630002374,</text:p>
          </table:table-cell>
          <table:table-cell office:value-type="string" calcext:value-type="string">
            <text:p>ITALY <text:s text:c="10"/>0.0144</text:p>
          </table:table-cell>
          <table:table-cell/>
          <table:table-cell table:formula="of:=LEFT([.G263];7)" office:value-type="string" office:string-value=" 0.0091" calcext:value-type="string">
            <text:p><text:s/>0.0091</text:p>
          </table:table-cell>
          <table:table-cell table:formula="of:=VALUE([.J263])" office:value-type="float" office:value="0.0091" calcext:value-type="float">
            <text:p>0.0091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0.014933216001926675,</text:p>
          </table:table-cell>
          <table:table-cell office:value-type="string" calcext:value-type="string">
            <text:p>NETHERLANDS <text:s text:c="3"/>-0.0000</text:p>
          </table:table-cell>
          <table:table-cell/>
          <table:table-cell table:formula="of:=LEFT([.G264];7)" office:value-type="string" office:string-value=" 0.0149" calcext:value-type="string">
            <text:p><text:s/>0.0149</text:p>
          </table:table-cell>
          <table:table-cell table:formula="of:=VALUE([.J264])" office:value-type="float" office:value="0.0149" calcext:value-type="float">
            <text:p>0.0149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0.0022915729777366022,</text:p>
          </table:table-cell>
          <table:table-cell office:value-type="string" calcext:value-type="string">
            <text:p>NORWAY <text:s text:c="9"/>0.0001</text:p>
          </table:table-cell>
          <table:table-cell/>
          <table:table-cell table:formula="of:=LEFT([.G265];7)" office:value-type="string" office:string-value=" 0.0022" calcext:value-type="string">
            <text:p><text:s/>0.0022</text:p>
          </table:table-cell>
          <table:table-cell table:formula="of:=VALUE([.J265])" office:value-type="float" office:value="0.0022" calcext:value-type="float">
            <text:p>0.0022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0.0094463103085398389,</text:p>
          </table:table-cell>
          <table:table-cell office:value-type="string" calcext:value-type="string">
            <text:p>PORTUGAL <text:s text:c="7"/>0.0047</text:p>
          </table:table-cell>
          <table:table-cell/>
          <table:table-cell table:formula="of:=LEFT([.G266];7)" office:value-type="string" office:string-value=" 0.0094" calcext:value-type="string">
            <text:p><text:s/>0.0094</text:p>
          </table:table-cell>
          <table:table-cell table:formula="of:=VALUE([.J266])" office:value-type="float" office:value="0.0094" calcext:value-type="float">
            <text:p>0.0094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0.0015963717706057182,</text:p>
          </table:table-cell>
          <table:table-cell office:value-type="string" calcext:value-type="string">
            <text:p>SPAIN <text:s text:c="10"/>0.0001</text:p>
          </table:table-cell>
          <table:table-cell/>
          <table:table-cell table:formula="of:=LEFT([.G267];7)" office:value-type="string" office:string-value=" 0.0015" calcext:value-type="string">
            <text:p><text:s/>0.0015</text:p>
          </table:table-cell>
          <table:table-cell table:formula="of:=VALUE([.J267])" office:value-type="float" office:value="0.0015" calcext:value-type="float">
            <text:p>0.0015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0.0021665284321574904,</text:p>
          </table:table-cell>
          <table:table-cell office:value-type="string" calcext:value-type="string">
            <text:p>SWEDEN <text:s text:c="8"/>-0.0000</text:p>
          </table:table-cell>
          <table:table-cell/>
          <table:table-cell table:formula="of:=LEFT([.G268];7)" office:value-type="string" office:string-value=" 0.0021" calcext:value-type="string">
            <text:p><text:s/>0.0021</text:p>
          </table:table-cell>
          <table:table-cell table:formula="of:=VALUE([.J268])" office:value-type="float" office:value="0.0021" calcext:value-type="float">
            <text:p>0.0021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0.0023541939901284927,</text:p>
          </table:table-cell>
          <table:table-cell office:value-type="string" calcext:value-type="string">
            <text:p>SWITZERLAND <text:s text:c="4"/>0.0024</text:p>
          </table:table-cell>
          <table:table-cell/>
          <table:table-cell table:formula="of:=LEFT([.G269];7)" office:value-type="string" office:string-value=" 0.0023" calcext:value-type="string">
            <text:p><text:s/>0.0023</text:p>
          </table:table-cell>
          <table:table-cell table:formula="of:=VALUE([.J269])" office:value-type="float" office:value="0.0023" calcext:value-type="float">
            <text:p>0.0023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0.0071694893308279842,</text:p>
          </table:table-cell>
          <table:table-cell office:value-type="string" calcext:value-type="string">
            <text:p>UK <text:s text:c="13"/>0.0100</text:p>
          </table:table-cell>
          <table:table-cell/>
          <table:table-cell table:formula="of:=LEFT([.G270];7)" office:value-type="string" office:string-value=" 0.0071" calcext:value-type="string">
            <text:p><text:s/>0.0071</text:p>
          </table:table-cell>
          <table:table-cell table:formula="of:=VALUE([.J270])" office:value-type="float" office:value="0.0071" calcext:value-type="float">
            <text:p>0.0071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0.037806350913111152,</text:p>
          </table:table-cell>
          <table:table-cell office:value-type="string" calcext:value-type="string">
            <text:p>CHINA <text:s text:c="10"/>0.0119</text:p>
          </table:table-cell>
          <table:table-cell/>
          <table:table-cell table:formula="of:=LEFT([.G271];7)" office:value-type="string" office:string-value=" 0.0378" calcext:value-type="string">
            <text:p><text:s/>0.0378</text:p>
          </table:table-cell>
          <table:table-cell table:formula="of:=VALUE([.J271])" office:value-type="float" office:value="0.0378" calcext:value-type="float">
            <text:p>0.03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0.0099959409941221909,</text:p>
          </table:table-cell>
          <table:table-cell office:value-type="string" calcext:value-type="string">
            <text:p>INDIA <text:s text:c="10"/>0.0036</text:p>
          </table:table-cell>
          <table:table-cell/>
          <table:table-cell table:formula="of:=LEFT([.G272];7)" office:value-type="string" office:string-value=" 0.0099" calcext:value-type="string">
            <text:p><text:s/>0.0099</text:p>
          </table:table-cell>
          <table:table-cell table:formula="of:=VALUE([.J272])" office:value-type="float" office:value="0.0099" calcext:value-type="float">
            <text:p>0.00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0.01964094905388649,</text:p>
          </table:table-cell>
          <table:table-cell office:value-type="string" calcext:value-type="string">
            <text:p>INDONESIA <text:s text:c="6"/>0.0841</text:p>
          </table:table-cell>
          <table:table-cell/>
          <table:table-cell table:formula="of:=LEFT([.G273];7)" office:value-type="string" office:string-value=" 0.0196" calcext:value-type="string">
            <text:p><text:s/>0.0196</text:p>
          </table:table-cell>
          <table:table-cell table:formula="of:=VALUE([.J273])" office:value-type="float" office:value="0.0196" calcext:value-type="float">
            <text:p>0.01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0.026056033223241268,</text:p>
          </table:table-cell>
          <table:table-cell office:value-type="string" calcext:value-type="string">
            <text:p>KOREA <text:s text:c="10"/>0.0114</text:p>
          </table:table-cell>
          <table:table-cell/>
          <table:table-cell table:formula="of:=LEFT([.G274];7)" office:value-type="string" office:string-value=" 0.0260" calcext:value-type="string">
            <text:p><text:s/>0.0260</text:p>
          </table:table-cell>
          <table:table-cell table:formula="of:=VALUE([.J274])" office:value-type="float" office:value="0.026" calcext:value-type="float">
            <text:p>0.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0.047393391953076555,</text:p>
          </table:table-cell>
          <table:table-cell office:value-type="string" calcext:value-type="string">
            <text:p>MALAYSIA <text:s text:c="7"/>0.0106</text:p>
          </table:table-cell>
          <table:table-cell/>
          <table:table-cell table:formula="of:=LEFT([.G275];7)" office:value-type="string" office:string-value=" 0.0473" calcext:value-type="string">
            <text:p><text:s/>0.0473</text:p>
          </table:table-cell>
          <table:table-cell table:formula="of:=VALUE([.J275])" office:value-type="float" office:value="0.0473" calcext:value-type="float">
            <text:p>0.04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0.030830604369182505,</text:p>
          </table:table-cell>
          <table:table-cell office:value-type="string" calcext:value-type="string">
            <text:p>PHILLIPINES <text:s text:c="4"/>0.0085</text:p>
          </table:table-cell>
          <table:table-cell/>
          <table:table-cell table:formula="of:=LEFT([.G276];7)" office:value-type="string" office:string-value=" 0.0308" calcext:value-type="string">
            <text:p><text:s/>0.0308</text:p>
          </table:table-cell>
          <table:table-cell table:formula="of:=VALUE([.J276])" office:value-type="float" office:value="0.0308" calcext:value-type="float">
            <text:p>0.0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0.01032748331367753,</text:p>
          </table:table-cell>
          <table:table-cell office:value-type="string" calcext:value-type="string">
            <text:p>TAIWAN <text:s text:c="9"/>0.0594</text:p>
          </table:table-cell>
          <table:table-cell/>
          <table:table-cell table:formula="of:=LEFT([.G277];7)" office:value-type="string" office:string-value=" 0.0103" calcext:value-type="string">
            <text:p><text:s/>0.0103</text:p>
          </table:table-cell>
          <table:table-cell table:formula="of:=VALUE([.J277])" office:value-type="float" office:value="0.0103" calcext:value-type="float">
            <text:p>0.0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0.018758038675959085,</text:p>
          </table:table-cell>
          <table:table-cell office:value-type="string" calcext:value-type="string">
            <text:p>THAILAND <text:s text:c="7"/>0.0014</text:p>
          </table:table-cell>
          <table:table-cell/>
          <table:table-cell table:formula="of:=LEFT([.G278];7)" office:value-type="string" office:string-value=" 0.0187" calcext:value-type="string">
            <text:p><text:s/>0.0187</text:p>
          </table:table-cell>
          <table:table-cell table:formula="of:=VALUE([.J278])" office:value-type="float" office:value="0.0187" calcext:value-type="float">
            <text:p>0.0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0.020460130483715117,</text:p>
          </table:table-cell>
          <table:table-cell office:value-type="string" calcext:value-type="string">
            <text:p>CZECH <text:s text:c="10"/>0.0101</text:p>
          </table:table-cell>
          <table:table-cell/>
          <table:table-cell table:formula="of:=LEFT([.G279];7)" office:value-type="string" office:string-value=" 0.0204" calcext:value-type="string">
            <text:p><text:s/>0.0204</text:p>
          </table:table-cell>
          <table:table-cell table:formula="of:=VALUE([.J279])" office:value-type="float" office:value="0.0204" calcext:value-type="float">
            <text:p>0.0204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0.021852439550765365,</text:p>
          </table:table-cell>
          <table:table-cell office:value-type="string" calcext:value-type="string">
            <text:p>EGYPT <text:s text:c="10"/>0.0219</text:p>
          </table:table-cell>
          <table:table-cell/>
          <table:table-cell table:formula="of:=LEFT([.G280];7)" office:value-type="string" office:string-value=" 0.0218" calcext:value-type="string">
            <text:p><text:s/>0.0218</text:p>
          </table:table-cell>
          <table:table-cell table:formula="of:=VALUE([.J280])" office:value-type="float" office:value="0.0218" calcext:value-type="float">
            <text:p>0.0218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0.026694816449829042,</text:p>
          </table:table-cell>
          <table:table-cell office:value-type="string" calcext:value-type="string">
            <text:p>GREECE <text:s text:c="9"/>0.0556</text:p>
          </table:table-cell>
          <table:table-cell/>
          <table:table-cell table:formula="of:=LEFT([.G281];7)" office:value-type="string" office:string-value=" 0.0266" calcext:value-type="string">
            <text:p><text:s/>0.0266</text:p>
          </table:table-cell>
          <table:table-cell table:formula="of:=VALUE([.J281])" office:value-type="float" office:value="0.0266" calcext:value-type="float">
            <text:p>0.0266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0.00422554115192282,</text:p>
          </table:table-cell>
          <table:table-cell office:value-type="string" calcext:value-type="string">
            <text:p>HUNGARY <text:s text:c="8"/>0.0000</text:p>
          </table:table-cell>
          <table:table-cell/>
          <table:table-cell table:formula="of:=LEFT([.G282];7)" office:value-type="string" office:string-value=" 0.0042" calcext:value-type="string">
            <text:p><text:s/>0.0042</text:p>
          </table:table-cell>
          <table:table-cell table:formula="of:=VALUE([.J282])" office:value-type="float" office:value="0.0042" calcext:value-type="float">
            <text:p>0.0042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0.0131725877489332,</text:p>
          </table:table-cell>
          <table:table-cell office:value-type="string" calcext:value-type="string">
            <text:p>POLAND <text:s text:c="9"/>0.0287</text:p>
          </table:table-cell>
          <table:table-cell/>
          <table:table-cell table:formula="of:=LEFT([.G283];7)" office:value-type="string" office:string-value=" 0.0131" calcext:value-type="string">
            <text:p><text:s/>0.0131</text:p>
          </table:table-cell>
          <table:table-cell table:formula="of:=VALUE([.J283])" office:value-type="float" office:value="0.0131" calcext:value-type="float">
            <text:p>0.0131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0.037946275459722241,</text:p>
          </table:table-cell>
          <table:table-cell office:value-type="string" calcext:value-type="string">
            <text:p>QATAR <text:s text:c="10"/>0.0369</text:p>
          </table:table-cell>
          <table:table-cell/>
          <table:table-cell table:formula="of:=LEFT([.G284];7)" office:value-type="string" office:string-value=" 0.0379" calcext:value-type="string">
            <text:p><text:s/>0.0379</text:p>
          </table:table-cell>
          <table:table-cell table:formula="of:=VALUE([.J284])" office:value-type="float" office:value="0.0379" calcext:value-type="float">
            <text:p>0.0379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0.026317037554646337,</text:p>
          </table:table-cell>
          <table:table-cell office:value-type="string" calcext:value-type="string">
            <text:p>RUSSIA <text:s text:c="9"/>0.0068</text:p>
          </table:table-cell>
          <table:table-cell/>
          <table:table-cell table:formula="of:=LEFT([.G285];7)" office:value-type="string" office:string-value=" 0.0263" calcext:value-type="string">
            <text:p><text:s/>0.0263</text:p>
          </table:table-cell>
          <table:table-cell table:formula="of:=VALUE([.J285])" office:value-type="float" office:value="0.0263" calcext:value-type="float">
            <text:p>0.0263</text:p>
          </table:table-cell>
          <table:table-cell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SOUTH_AFRICA <text:s text:c="2"/>-0.0000</text:p>
          </table:table-cell>
          <table:table-cell/>
          <table:table-cell table:formula="of:=LEFT([.G286];7)" office:value-type="string" office:string-value="0" calcext:value-type="string">
            <text:p>0</text:p>
          </table:table-cell>
          <table:table-cell table:formula="of:=VALUE([.J28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0.038674327514382406,</text:p>
          </table:table-cell>
          <table:table-cell office:value-type="string" calcext:value-type="string">
            <text:p>TURKEY <text:s text:c="9"/>0.0752</text:p>
          </table:table-cell>
          <table:table-cell/>
          <table:table-cell table:formula="of:=LEFT([.G287];7)" office:value-type="string" office:string-value=" 0.0386" calcext:value-type="string">
            <text:p><text:s/>0.0386</text:p>
          </table:table-cell>
          <table:table-cell table:formula="of:=VALUE([.J287])" office:value-type="float" office:value="0.0386" calcext:value-type="float">
            <text:p>0.0386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0.025312688625127207,</text:p>
          </table:table-cell>
          <table:table-cell office:value-type="string" calcext:value-type="string">
            <text:p>UAE <text:s text:c="12"/>0.0154</text:p>
          </table:table-cell>
          <table:table-cell/>
          <table:table-cell table:formula="of:=LEFT([.G288];7)" office:value-type="string" office:string-value=" 0.0253" calcext:value-type="string">
            <text:p><text:s/>0.0253</text:p>
          </table:table-cell>
          <table:table-cell table:formula="of:=VALUE([.J288])" office:value-type="float" office:value="0.0253" calcext:value-type="float">
            <text:p>0.0253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0.0025333272580169686,</text:p>
          </table:table-cell>
          <table:table-cell office:value-type="string" calcext:value-type="string">
            <text:p>BRAZIL <text:s text:c="9"/>0.0325</text:p>
          </table:table-cell>
          <table:table-cell/>
          <table:table-cell table:formula="of:=LEFT([.G289];7)" office:value-type="string" office:string-value="0.00253" calcext:value-type="string">
            <text:p>0.00253</text:p>
          </table:table-cell>
          <table:table-cell table:formula="of:=VALUE([.J289])" office:value-type="float" office:value="0.00253" calcext:value-type="float">
            <text:p>0.00253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0.001977351201336605,</text:p>
          </table:table-cell>
          <table:table-cell office:value-type="string" calcext:value-type="string">
            <text:p>CHILE <text:s text:c="10"/>0.0020</text:p>
          </table:table-cell>
          <table:table-cell/>
          <table:table-cell table:formula="of:=LEFT([.G290];7)" office:value-type="string" office:string-value=" 0.0019" calcext:value-type="string">
            <text:p><text:s/>0.0019</text:p>
          </table:table-cell>
          <table:table-cell table:formula="of:=VALUE([.J290])" office:value-type="float" office:value="0.0019" calcext:value-type="float">
            <text:p>0.0019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0.06068919155338471,</text:p>
          </table:table-cell>
          <table:table-cell office:value-type="string" calcext:value-type="string">
            <text:p>COLOMBIA <text:s text:c="7"/>0.0425</text:p>
          </table:table-cell>
          <table:table-cell/>
          <table:table-cell table:formula="of:=LEFT([.G291];7)" office:value-type="string" office:string-value=" 0.0606" calcext:value-type="string">
            <text:p><text:s/>0.0606</text:p>
          </table:table-cell>
          <table:table-cell table:formula="of:=VALUE([.J291])" office:value-type="float" office:value="0.0606" calcext:value-type="float">
            <text:p>0.0606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0.0062457467705325422,</text:p>
          </table:table-cell>
          <table:table-cell office:value-type="string" calcext:value-type="string">
            <text:p>MEXICO <text:s text:c="9"/>0.0015</text:p>
          </table:table-cell>
          <table:table-cell/>
          <table:table-cell table:formula="of:=LEFT([.G292];7)" office:value-type="string" office:string-value=" 0.0062" calcext:value-type="string">
            <text:p><text:s/>0.0062</text:p>
          </table:table-cell>
          <table:table-cell table:formula="of:=VALUE([.J292])" office:value-type="float" office:value="0.0062" calcext:value-type="float">
            <text:p>0.0062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0.019239913378606956,</text:p>
          </table:table-cell>
          <table:table-cell office:value-type="string" calcext:value-type="string">
            <text:p>PERU <text:s text:c="11"/>0.0074</text:p>
          </table:table-cell>
          <table:table-cell/>
          <table:table-cell table:formula="of:=LEFT([.G293];7)" office:value-type="string" office:string-value=" 0.0192" calcext:value-type="string">
            <text:p><text:s/>0.0192</text:p>
          </table:table-cell>
          <table:table-cell table:formula="of:=VALUE([.J293])" office:value-type="float" office:value="0.0192" calcext:value-type="float">
            <text:p>0.0192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0.0027374089789486563,</text:p>
          </table:table-cell>
          <table:table-cell office:value-type="string" calcext:value-type="string">
            <text:p>USA <text:s text:c="12"/>0.0007</text:p>
          </table:table-cell>
          <table:table-cell/>
          <table:table-cell table:formula="of:=LEFT([.G294];7)" office:value-type="string" office:string-value=" 0.0027" calcext:value-type="string">
            <text:p><text:s/>0.0027</text:p>
          </table:table-cell>
          <table:table-cell table:formula="of:=VALUE([.J294])" office:value-type="float" office:value="0.0027" calcext:value-type="float">
            <text:p>0.0027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0.0019331560675394941]</text:p>
          </table:table-cell>
          <table:table-cell office:value-type="string" calcext:value-type="string">
            <text:p>CANADA <text:s text:c="8"/>-0.0000</text:p>
          </table:table-cell>
          <table:table-cell/>
          <table:table-cell table:formula="of:=LEFT([.G295];7)" office:value-type="string" office:string-value=" 0.0019" calcext:value-type="string">
            <text:p><text:s/>0.0019</text:p>
          </table:table-cell>
          <table:table-cell table:formula="of:=VALUE([.J295])" office:value-type="float" office:value="0.0019" calcext:value-type="float">
            <text:p>0.0019</text:p>
          </table:table-cell>
          <table:table-cell/>
        </table:table-row>
        <table:table-row table:style-name="ro1">
          <table:table-cell table:number-columns-repeated="9"/>
          <table:table-cell table:formula="of:=RIGHT([.H296];7)">
            <text:p/>
          </table:table-cell>
          <table:table-cell table:formula="of:=VALUE([.J296]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9"/>
          <table:table-cell table:formula="of:=RIGHT([.H297];7)">
            <text:p/>
          </table:table-cell>
          <table:table-cell table:formula="of:=VALUE([.J297]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9"/>
          <table:table-cell table:formula="of:=RIGHT([.H298];7)">
            <text:p/>
          </table:table-cell>
          <table:table-cell table:formula="of:=VALUE([.J298]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9"/>
          <table:table-cell table:formula="of:=RIGHT([.H299];7)">
            <text:p/>
          </table:table-cell>
          <table:table-cell table:formula="of:=VALUE([.J299]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9"/>
          <table:table-cell table:formula="of:=RIGHT([.H300];7)">
            <text:p/>
          </table:table-cell>
          <table:table-cell table:formula="of:=VALUE([.J300]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9"/>
          <table:table-cell table:formula="of:=RIGHT([.H301];7)">
            <text:p/>
          </table:table-cell>
          <table:table-cell table:formula="of:=VALUE([.J301]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9"/>
          <table:table-cell table:formula="of:=RIGHT([.H302];7)">
            <text:p/>
          </table:table-cell>
          <table:table-cell table:formula="of:=VALUE([.J302]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9"/>
          <table:table-cell table:formula="of:=RIGHT([.H303];7)">
            <text:p/>
          </table:table-cell>
          <table:table-cell table:formula="of:=VALUE([.J303]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9"/>
          <table:table-cell table:formula="of:=RIGHT([.H304];7)">
            <text:p/>
          </table:table-cell>
          <table:table-cell table:formula="of:=VALUE([.J304]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9"/>
          <table:table-cell table:formula="of:=RIGHT([.H305];7)">
            <text:p/>
          </table:table-cell>
          <table:table-cell table:formula="of:=VALUE([.J305]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9"/>
          <table:table-cell table:formula="of:=RIGHT([.H306];7)">
            <text:p/>
          </table:table-cell>
          <table:table-cell table:formula="of:=VALUE([.J306]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9"/>
          <table:table-cell table:formula="of:=RIGHT([.H307];7)">
            <text:p/>
          </table:table-cell>
          <table:table-cell table:formula="of:=VALUE([.J307]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9"/>
          <table:table-cell table:formula="of:=RIGHT([.H308];7)">
            <text:p/>
          </table:table-cell>
          <table:table-cell table:formula="of:=VALUE([.J308]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9"/>
          <table:table-cell table:formula="of:=RIGHT([.H309];7)">
            <text:p/>
          </table:table-cell>
          <table:table-cell table:formula="of:=VALUE([.J309]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9"/>
          <table:table-cell table:formula="of:=RIGHT([.H310];7)">
            <text:p/>
          </table:table-cell>
          <table:table-cell table:formula="of:=VALUE([.J310]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9"/>
          <table:table-cell table:formula="of:=RIGHT([.H311];7)">
            <text:p/>
          </table:table-cell>
          <table:table-cell table:formula="of:=VALUE([.J311]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9"/>
          <table:table-cell table:formula="of:=RIGHT([.H312];7)">
            <text:p/>
          </table:table-cell>
          <table:table-cell table:formula="of:=VALUE([.J312]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9"/>
          <table:table-cell table:formula="of:=RIGHT([.H313];7)">
            <text:p/>
          </table:table-cell>
          <table:table-cell table:formula="of:=VALUE([.J313])" office:value-type="string" office:string-value="" calcext:value-type="error">
            <text:p>Err:502</text:p>
          </table:table-cell>
          <table:table-cell/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0.069999993" calcext:value-type="float">
            <text:p>0.069999993</text:p>
          </table:table-cell>
        </table:table-row>
        <table:table-row table:style-name="ro1">
          <table:table-cell office:value-type="string" calcext:value-type="string">
            <text:p>HONG_KONG</text:p>
          </table:table-cell>
          <table:table-cell office:value-type="float" office:value="0.049999995" calcext:value-type="float">
            <text:p>0.049999995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0.13333332" calcext:value-type="float">
            <text:p>0.13333332</text:p>
          </table:table-cell>
        </table:table-row>
        <table:table-row table:style-name="ro1">
          <table:table-cell office:value-type="string" calcext:value-type="string">
            <text:p>NEW_ZEALAND</text:p>
          </table:table-cell>
          <table:table-cell office:value-type="float" office:value="0.029999997" calcext:value-type="float">
            <text:p>0.029999997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0.049999995" calcext:value-type="float">
            <text:p>0.049999995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0.006666666" calcext:value-type="float">
            <text:p>0.006666666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0.013333332" calcext:value-type="float">
            <text:p>0.013333332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0.013333332" calcext:value-type="float">
            <text:p>0.013333332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0.046666662" calcext:value-type="float">
            <text:p>0.046666662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0.029999997" calcext:value-type="float">
            <text:p>0.029999997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0.006666666" calcext:value-type="float">
            <text:p>0.006666666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0.013333332" calcext:value-type="float">
            <text:p>0.013333332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0.026666664" calcext:value-type="float">
            <text:p>0.026666664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0.013333332" calcext:value-type="float">
            <text:p>0.013333332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0.013333332" calcext:value-type="float">
            <text:p>0.013333332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0.009999999" calcext:value-type="float">
            <text:p>0.009999999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0.036666663" calcext:value-type="float">
            <text:p>0.036666663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0.013333332" calcext:value-type="float">
            <text:p>0.013333332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0.029999997" calcext:value-type="float">
            <text:p>0.029999997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office:value-type="float" office:value="0.059999994" calcext:value-type="float">
            <text:p>0.05999999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0.19999998" calcext:value-type="float">
            <text:p>0.19999998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0.13333332" calcext:value-type="float">
            <text:p>0.13333332</text:p>
          </table:table-cell>
        </table:table-row>
      </table:table>
      <table:named-expressions/>
      <table:database-ranges>
        <table:database-range table:name="__Anonymous_Sheet_DB__0" table:target-range-address="Sheet1.A1:Sheet1.F23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" svg:font-family="'Lohit Hindi'"/>
    <style:font-face style:name="F" svg:font-family="" style:font-family-generic="roman"/>
    <style:font-face style:name="Times New Roman" svg:font-family="'Times New Roman'" style:font-family-generic="roman"/>
    <style:font-face style:name="Liberation Sans1" svg:font-family="'Liberation Sans', 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3P2" style:volatile="true">
      <loext:fill-character> </loext:fill-character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7P2" style:volatile="true">
      <loext:text> $</loext:text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text>£</number:text>
      <number:number number:decimal-places="0" number:min-integer-digits="1" number:grouping="true"/>
    </number:number-style>
    <number:number-style style:name="N142">
      <style:text-properties fo:color="#ff0000"/>
      <number:text>-£</number:text>
      <number:number number:decimal-places="0" number:min-integer-digits="1" number:grouping="true"/>
      <style:map style:condition="value()&gt;=0" style:apply-style-name="N142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2" number:min-integer-digits="1" number:grouping="true"/>
    </number:number-style>
    <number:number-style style:name="N145">
      <style:text-properties fo:color="#ff0000"/>
      <number:text>-£</number:text>
      <number:number number:decimal-places="2" number:min-integer-digits="1" number:grouping="true"/>
      <style:map style:condition="value()&gt;=0" style:apply-style-name="N145P0"/>
    </number:number-style>
    <number:number-style style:name="N149P0" style:volatile="true">
      <loext:text> £</loext:text>
      <loext:fill-character> </loext:fill-character>
      <number:number number:decimal-places="0" number:min-integer-digits="1" number:grouping="true"/>
      <number:text> </number:text>
    </number:number-style>
    <number:number-style style:name="N149P1" style:volatile="true">
      <loext:text>-£</loext:text>
      <loext:fill-character> </loext:fill-character>
      <number:number number:decimal-places="0" number:min-integer-digits="1" number:grouping="true"/>
      <number:text> </number:text>
    </number:number-style>
    <number:number-style style:name="N149P2" style:volatile="true">
      <loext:text> £</loext:text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51P2" style:volatile="true">
      <loext:fill-character> </loext:fill-character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£</loext:text>
      <loext:fill-character> </loext:fill-character>
      <number:number number:decimal-places="2" number:min-integer-digits="1" number:grouping="true"/>
      <number:text> </number:text>
    </number:number-style>
    <number:number-style style:name="N155P1" style:volatile="true">
      <loext:text>-£</loext:text>
      <loext:fill-character> </loext:fill-character>
      <number:number number:decimal-places="2" number:min-integer-digits="1" number:grouping="true"/>
      <number:text> </number:text>
    </number:number-style>
    <number:number-style style:name="N155P2" style:volatile="true">
      <loext:text> £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5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percentage-style style:name="N159">
      <number:number number:decimal-places="3" number:min-integer-digits="1"/>
      <number:text>%</number:text>
    </number:percentage-style>
    <number:percentage-style style:name="N160">
      <number:number number:decimal-places="1" number:min-integer-digits="1"/>
      <number:text>%</number:text>
    </number:percentage-style>
    <number:percentage-style style:name="N161">
      <number:number number:decimal-places="16" number:min-integer-digits="1"/>
      <number:text>%</number:text>
    </number:percentage-style>
    <number:percentage-style style:name="N162">
      <number:number number:decimal-places="15" number:min-integer-digits="1"/>
      <number:text>%</number:text>
    </number:percentage-style>
    <number:percentage-style style:name="N163">
      <number:number number:decimal-places="14" number:min-integer-digits="1"/>
      <number:text>%</number:text>
    </number:percentage-style>
    <number:percentage-style style:name="N164">
      <number:number number:decimal-places="13" number:min-integer-digits="1"/>
      <number:text>%</number:text>
    </number:percentage-style>
    <number:percentage-style style:name="N165">
      <number:number number:decimal-places="12" number:min-integer-digits="1"/>
      <number:text>%</number:text>
    </number:percentage-style>
    <number:percentage-style style:name="N166">
      <number:number number:decimal-places="11" number:min-integer-digits="1"/>
      <number:text>%</number:text>
    </number:percentage-style>
    <number:percentage-style style:name="N167">
      <number:number number:decimal-places="10" number:min-integer-digits="1"/>
      <number:text>%</number:text>
    </number:percentage-style>
    <number:percentage-style style:name="N168">
      <number:number number:decimal-places="9" number:min-integer-digits="1"/>
      <number:text>%</number:text>
    </number:percentage-style>
    <number:percentage-style style:name="N169">
      <number:number number:decimal-places="8" number:min-integer-digits="1"/>
      <number:text>%</number:text>
    </number:percentage-style>
    <number:percentage-style style:name="N170">
      <number:number number:decimal-places="7" number:min-integer-digits="1"/>
      <number:text>%</number:text>
    </number:percentage-style>
    <number:percentage-style style:name="N171">
      <number:number number:decimal-places="6" number:min-integer-digits="1"/>
      <number:text>%</number:text>
    </number:percentage-style>
    <number:percentage-style style:name="N172">
      <number:number number:decimal-places="5" number:min-integer-digits="1"/>
      <number:text>%</number:text>
    </number:percentage-style>
    <number:percentage-style style:name="N173">
      <number:number number:decimal-places="4" number:min-integer-digits="1"/>
      <number:text>%</number:text>
    </number:percentage-style>
    <number:currency-style style:name="N177P0" style:volatile="true">
      <number:currency-symbol number:language="en" number:country="GB">£</number:currency-symbol>
      <loext:fill-character> </loext:fill-character>
      <number:number number:decimal-places="2" number:min-integer-digits="1" number:grouping="true"/>
      <number:text> </number:text>
    </number:currency-style>
    <number:currency-style style:name="N177P1" style:volatile="true">
      <number:text>-</number:text>
      <number:currency-symbol number:language="en" number:country="GB">£</number:currency-symbol>
      <loext:fill-character> </loext:fill-character>
      <number:number number:decimal-places="2" number:min-integer-digits="1" number:grouping="true"/>
      <number:text> </number:text>
    </number:currency-style>
    <number:currency-style style:name="N177P2" style:volatile="true">
      <number:currency-symbol number:language="en" number:country="GB">£</number:currency-symbol>
      <loext:fill-character> </loext:fill-character>
      <number:text>-</number:text>
      <number:number number:decimal-places="0" number:min-integer-digits="0"/>
      <number:text> </number:text>
    </number:currency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80P0" style:volatile="true">
      <number:currency-symbol number:language="en" number:country="GB">£</number:currency-symbol>
      <loext:fill-character> </loext:fill-character>
      <number:number number:decimal-places="1" number:min-integer-digits="1" number:grouping="true"/>
      <number:text> </number:text>
    </number:currency-style>
    <number:currency-style style:name="N180P1" style:volatile="true">
      <number:text>-</number:text>
      <number:currency-symbol number:language="en" number:country="GB">£</number:currency-symbol>
      <loext:fill-character> </loext:fill-character>
      <number:number number:decimal-places="1" number:min-integer-digits="1" number:grouping="true"/>
      <number:text> </number:text>
    </number:currency-style>
    <number:currency-style style:name="N180P2" style:volatile="true">
      <number:currency-symbol number:language="en" number:country="GB">£</number:currency-symbol>
      <loext:fill-character> </loext:fill-character>
      <number:text>-</number:text>
      <number:number number:decimal-places="0" number:min-integer-digits="0"/>
      <number:text> </number:text>
    </number:currency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currency-style style:name="N183P0" style:volatile="true">
      <number:currency-symbol number:language="en" number:country="GB">£</number:currency-symbol>
      <loext:fill-character> </loext:fill-character>
      <number:number number:decimal-places="0" number:min-integer-digits="1" number:grouping="true"/>
      <number:text> </number:text>
    </number:currency-style>
    <number:currency-style style:name="N183P1" style:volatile="true">
      <number:text>-</number:text>
      <number:currency-symbol number:language="en" number:country="GB">£</number:currency-symbol>
      <loext:fill-character> </loext:fill-character>
      <number:number number:decimal-places="0" number:min-integer-digits="1" number:grouping="true"/>
      <number:text> </number:text>
    </number:currency-style>
    <number:currency-style style:name="N183P2" style:volatile="true">
      <number:currency-symbol number:language="en" number:country="GB">£</number:currency-symbol>
      <loext:fill-character> </loext:fill-character>
      <number:text>-</number:text>
      <number:number number:decimal-places="0" number:min-integer-digits="0"/>
      <number:text> </number:text>
    </number:currency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4">00/00/0000</text:date>, <text:time style:data-style-name="N2" text:time-value="09:45:37.6765535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2T09:45:43.641686264</meta:creation-date>
    <meta:editing-duration>PT37M51S</meta:editing-duration>
    <meta:editing-cycles>2</meta:editing-cycles>
    <meta:generator>LibreOffice/4.4.3.2$Linux_x86 LibreOffice_project/40m0$Build-2</meta:generator>
    <meta:initial-creator>Rob </meta:initial-creator>
    <dc:date>2016-07-04T21:53:46.985206206</dc:date>
    <dc:creator>Rob </dc:creator>
    <meta:document-statistic meta:table-count="2" meta:cell-count="393" meta:object-count="0"/>
  </office:meta>
</office:document-meta>
</file>